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19cm"/>
    </style:style>
    <style:style style:name="gr6" style:family="graphic" style:parent-style-name="standard">
      <style:graphic-properties draw:stroke="none" svg:stroke-color="#000000" draw:fill="none" draw:fill-color="#ffffff" fo:min-height="0.4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09cm" fo:min-width="6.263cm"/>
    </style:style>
    <style:style style:name="gr8" style:family="graphic" style:parent-style-name="standard">
      <style:graphic-properties draw:stroke="none" draw:stroke-dash="Ultrafine_20_Dashed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="none" fo:min-height="0.4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6.26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>
      <style:paragraph-properties fo:margin-left="0cm" fo:margin-right="0cm" fo:text-align="center" fo:text-indent="0cm"/>
      <style:text-properties fo:font-size="18pt"/>
    </style:style>
    <style:style style:name="P4" style:family="paragraph">
      <style:paragraph-properties fo:margin-left="0cm" fo:margin-right="0cm" fo:text-align="center" fo:text-indent="0cm"/>
      <style:text-properties fo:font-size="10pt" fo:font-style="italic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10pt"/>
    </style:style>
    <style:style style:name="P11" style:family="paragraph">
      <style:paragraph-properties fo:margin-left="0cm" fo:margin-right="0cm" fo:text-align="center" fo:text-indent="0cm"/>
      <style:text-properties fo:font-size="18pt" fo:font-weight="bold" style:font-weight-asian="bold" style:font-weight-complex="bold"/>
    </style:style>
    <style:style style:name="P12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3" style:family="text">
      <style:text-properties fo:font-size="10pt"/>
    </style:style>
    <style:style style:name="T4" style:family="text">
      <style:text-properties fo:font-size="10pt" fo:font-style="italic" fo:font-weight="normal" style:font-weight-asian="normal" style:font-weight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0pt" fo:font-style="italic" fo:font-weight="bold" style:font-weight-asian="bold" style:font-weight-complex="bold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8.415cm" svg:height="0.889cm" svg:x="1.001cm" svg:y="1.005cm">
          <draw:text-box>
            <text:p text:style-name="P1"><text:span text:style-name="T1">Flowchart for Routine </text:span><text:span text:style-name="T2">ThermalFacetRider::integrate</text:span></text:p>
          </draw:text-box>
        </draw:frame>
        <draw:custom-shape draw:style-name="gr2" draw:text-style-name="P3" draw:id="id2" draw:layer="layout" svg:width="3.964cm" svg:height="2.932cm" svg:x="2.975cm" svg:y="3.562cm">
          <text:p text:style-name="P1"><text:span text:style-name="T3">Is facet active</text:span></text:p>
          <text:p text:style-name="P1"><text:span text:style-name="T3">(can temperature</text:span></text:p>
          <text:p text:style-name="P1"><text:span text:style-name="T3">chang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id="id1" draw:layer="layout" svg:width="7.771cm" svg:height="0.612cm" svg:x="1.069cm" svg:y="2.209cm">
          <text:p text:style-name="P1"><text:span text:style-name="T4">INTERACTION_SURFACE::thermal_integrato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4.954cm" svg:y1="2.821cm" svg:x2="4.956cm" svg:y2="3.562cm" draw:start-shape="id1" draw:start-glue-point="2" draw:end-shape="id2" draw:end-glue-point="4" svg:d="m4954 2821v383h2v358">
          <text:p/>
        </draw:connector>
        <draw:connector draw:style-name="gr4" draw:text-style-name="P5" draw:layer="layout" svg:x1="4.956cm" svg:y1="6.494cm" svg:x2="4.956cm" svg:y2="7.242cm" draw:start-shape="id2" draw:start-glue-point="6" draw:end-shape="id3" draw:end-glue-point="0" svg:d="m4956 6494v748">
          <text:p/>
        </draw:connector>
        <draw:connector draw:style-name="gr4" draw:text-style-name="P5" draw:layer="layout" svg:x1="4.956cm" svg:y1="8.466cm" svg:x2="4.956cm" svg:y2="9.378cm" draw:start-shape="id3" draw:start-glue-point="2" draw:end-shape="id4" draw:end-glue-point="0" svg:d="m4956 8466v912">
          <text:p/>
        </draw:connector>
        <draw:connector draw:style-name="gr4" draw:text-style-name="P5" draw:layer="layout" svg:x1="4.956cm" svg:y1="10.603cm" svg:x2="4.956cm" svg:y2="11.391cm" draw:start-shape="id4" draw:start-glue-point="2" draw:end-shape="id5" draw:end-glue-point="0" svg:d="m4956 10603v788">
          <text:p/>
        </draw:connector>
        <draw:connector draw:style-name="gr4" draw:text-style-name="P5" draw:layer="layout" svg:x1="6.939cm" svg:y1="5.027cm" svg:x2="10.903cm" svg:y2="6.494cm" draw:start-shape="id2" draw:start-glue-point="7" draw:end-shape="id6" draw:end-glue-point="0" svg:d="m6939 5027h3964v1467">
          <text:p/>
        </draw:connector>
        <draw:frame draw:style-name="gr5" draw:text-style-name="P7" draw:layer="layout" svg:width="1.321cm" svg:height="0.669cm" svg:x="7.348cm" svg:y="5.142cm">
          <draw:text-box>
            <text:p text:style-name="P6"><text:span text:style-name="T3">No</text:span></text:p>
          </draw:text-box>
        </draw:frame>
        <draw:frame draw:style-name="gr6" draw:text-style-name="P7" draw:layer="layout" svg:width="1.322cm" svg:height="0.668cm" svg:x="4.956cm" svg:y="6.494cm">
          <draw:text-box>
            <text:p text:style-name="P6"><text:span text:style-name="T3">Yes</text:span></text:p>
          </draw:text-box>
        </draw:frame>
        <draw:frame draw:style-name="gr7" draw:text-style-name="P8" draw:layer="layout" svg:width="8.358cm" svg:height="2.259cm" svg:x="9.152cm" svg:y="1.935cm">
          <draw:text-box>
            <text:p><text:span text:style-name="T5">INTERACTION_SURFACE is a placeholder for a specific type of interaction surface. <text:s/></text:span></text:p>
            <text:p><text:span text:style-name="T5">For example, RadiationSurface</text:span></text:p>
          </draw:text-box>
        </draw:frame>
        <draw:custom-shape draw:style-name="gr8" draw:text-style-name="P10" draw:id="id6" draw:layer="layout" svg:width="3.964cm" svg:height="1.224cm" svg:x="8.921cm" svg:y="6.494cm">
          <text:p text:style-name="P9"><text:span text:style-name="T3">Set the emitted power</text:span></text:p>
          <text:p text:style-name="P9"><text:span text:style-name="T3"><text:s/></text:span><text:span text:style-name="T3">equal to the </text:span></text:p>
          <text:p text:style-name="P9"><text:span text:style-name="T3">absorbed power.</text:span></text:p>
          <draw:enhanced-geometry svg:viewBox="0 0 21600 21600" draw:type="rectangle" draw:enhanced-path="M 0 0 L 21600 0 21600 21600 0 21600 0 0 Z N"/>
        </draw:custom-shape>
        <draw:frame draw:style-name="gr9" draw:text-style-name="P11" draw:id="id7" draw:layer="layout" svg:width="3.729cm" svg:height="0.678cm" svg:x="9.04cm" svg:y="8.928cm">
          <draw:text-box>
            <text:p text:style-name="P1"><text:span text:style-name="T6">Return</text:span></text:p>
          </draw:text-box>
        </draw:frame>
        <draw:connector draw:style-name="gr4" draw:text-style-name="P5" draw:layer="layout" svg:x1="10.903cm" svg:y1="7.718cm" svg:x2="10.904cm" svg:y2="8.928cm" draw:start-shape="id6" draw:start-glue-point="2" draw:end-shape="id7" svg:d="m10903 7718v606h1v604">
          <text:p/>
        </draw:connector>
        <draw:custom-shape draw:style-name="gr8" draw:text-style-name="P10" draw:id="id3" draw:layer="layout" svg:width="5.285cm" svg:height="1.224cm" svg:x="2.314cm" svg:y="7.242cm">
          <text:p text:style-name="P9"><text:span text:style-name="T3">Set the new temperature equal</text:span></text:p>
          <text:p text:style-name="P9"><text:span text:style-name="T3">to the last predicted </text:span></text:p>
          <text:p text:style-name="P9"><text:span text:style-name="T3">temperature.</text:span></text:p>
          <text:p text:style-name="P9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10" draw:id="id4" draw:layer="layout" svg:width="5.285cm" svg:height="1.225cm" svg:x="2.314cm" svg:y="9.378cm">
          <text:p text:style-name="P9"><text:span text:style-name="T3">Calculate the change in</text:span></text:p>
          <text:p text:style-name="P9"><text:span text:style-name="T3">temperature predicted</text:span></text:p>
          <text:p text:style-name="P9"><text:span text:style-name="T3">over the next step.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id="id5" draw:layer="layout" svg:width="5.285cm" svg:height="1.926cm" svg:x="2.314cm" svg:y="11.391cm">
          <text:p text:style-name="P9"><text:span text:style-name="T3">Calculate the power emitted</text:span></text:p>
          <text:p text:style-name="P9"><text:span text:style-name="T3">that is consistent with the </text:span></text:p>
          <text:p text:style-name="P9"><text:span text:style-name="T3">temperature change just </text:span></text:p>
          <text:p text:style-name="P9"><text:span text:style-name="T3">calculated.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id="id8" draw:layer="layout" svg:width="5.285cm" svg:height="1.226cm" svg:x="2.314cm" svg:y="14.039cm">
          <text:p text:style-name="P9"><text:span text:style-name="T3">Update “next_temperature”, </text:span></text:p>
          <text:p text:style-name="P9"><text:span text:style-name="T3">the predicted value at the </text:span></text:p>
          <text:p text:style-name="P9"><text:span text:style-name="T3">next time step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4.956cm" svg:y1="13.317cm" svg:x2="4.956cm" svg:y2="14.039cm" draw:start-shape="id5" draw:start-glue-point="2" draw:end-shape="id8" draw:end-glue-point="0" svg:d="m4956 13317v722">
          <text:p/>
        </draw:connector>
        <draw:frame draw:style-name="gr9" draw:text-style-name="P11" draw:id="id9" draw:layer="layout" svg:width="3.729cm" svg:height="0.678cm" svg:x="3.081cm" svg:y="16.059cm">
          <draw:text-box>
            <text:p text:style-name="P1"><text:span text:style-name="T6">Return</text:span></text:p>
          </draw:text-box>
        </draw:frame>
        <draw:frame draw:style-name="gr10" draw:text-style-name="P12" draw:layer="layout" svg:width="8.358cm" svg:height="1.163cm" svg:x="7.17cm" svg:y="15.712cm">
          <draw:text-box>
            <text:p><text:span text:style-name="T7">Returns the new current temperature, not the predicted temperature.</text:span></text:p>
          </draw:text-box>
        </draw:frame>
        <draw:connector draw:style-name="gr4" draw:text-style-name="P5" draw:layer="layout" svg:x1="4.956cm" svg:y1="15.265cm" svg:x2="4.945cm" svg:y2="16.059cm" draw:start-shape="id8" draw:start-glue-point="2" draw:end-shape="id9" draw:end-glue-point="0" svg:d="m4956 15265v398h-11v3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0.725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y Turner</meta:initial-creator>
    <meta:creation-date>2009-08-12T14:14:22.37</meta:creation-date>
    <dc:date>2009-08-12T14:43:54.04</dc:date>
    <dc:creator>Gary Turner</dc:creator>
    <meta:editing-duration>PT00H00M46S</meta:editing-duration>
    <meta:editing-cycles>2</meta:editing-cycles>
    <meta:generator>OpenOffice.org/3.1$Win32 OpenOffice.org_project/310m11$Build-9399</meta:generator>
    <meta:document-statistic meta:object-count="22"/>
  </office:meta>
</office:document-meta>
</file>